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720f9"/>
    </style:style>
    <style:style style:name="P3" style:family="paragraph" style:parent-style-name="Table_20_Contents">
      <style:text-properties officeooo:rsid="001720f9" officeooo:paragraph-rsid="001720f9"/>
    </style:style>
    <style:style style:name="T1" style:family="text">
      <style:text-properties officeooo:rsid="001720f9"/>
    </style:style>
    <style:style style:name="T2" style:family="text">
      <style:text-properties officeooo:rsid="001842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2"><text:span text:style-name="T1">Alumno: Gustavo Vladimir Diaz</text:span></text:p>
      <text:p text:style-name="P1">Curso: Diplomatura en Bases de Datos</text:p>
      <text:p text:style-name="P1">Fecha: 31/08/2020</text:p>
      <text:p text:style-name="P1"/>
      <text:p text:style-name="P1">Ejercicio conceptual 2.1</text:p>
      <text:p text:style-name="P1">Enunciado: </text:p>
      <text:p text:style-name="P1"><text:s/>Se tienen los datos de los jugadores de un equipo de fútbol:</text:p>
      <text:p text:style-name="P2"><text:s/>Alberto Perez, 21 años, Delantero, DNI 31.222.333</text:p>
      <text:p text:style-name="P1"><text:s/>Juan Rodriguez, 23 años, Defensor, DNI 30.222.444</text:p>
      <text:p text:style-name="P1"><text:s/>José Sanchez, 25 años, Arquero, DNI 29.444.333</text:p>
      <text:p text:style-name="P1"/>
      <text:p text:style-name="P1"><text:s/>Se pide:</text:p>
      <text:p text:style-name="P1"/>
      <text:p text:style-name="P1"><text:s/>-Organizarlos en una tabla</text:p>
      <text:p text:style-name="P1">Tabla implementada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3">apellido</text:p>
          </table:table-cell>
          <table:table-cell table:style-name="Tabla1.A1" office:value-type="string">
            <text:p text:style-name="P3">edad</text:p>
          </table:table-cell>
          <table:table-cell table:style-name="Tabla1.A1" office:value-type="string">
            <text:p text:style-name="P3">posicion</text:p>
          </table:table-cell>
          <table:table-cell table:style-name="Tabla1.E1" office:value-type="string">
            <text:p text:style-name="P3">dni</text:p>
          </table:table-cell>
        </table:table-row>
        <table:table-row>
          <table:table-cell table:style-name="Tabla1.A2" office:value-type="string">
            <text:p text:style-name="P2">Alberto</text:p>
          </table:table-cell>
          <table:table-cell table:style-name="Tabla1.A2" office:value-type="string">
            <text:p text:style-name="P2">Perez</text:p>
          </table:table-cell>
          <table:table-cell table:style-name="Tabla1.A2" office:value-type="string">
            <text:p text:style-name="P2">21</text:p>
          </table:table-cell>
          <table:table-cell table:style-name="Tabla1.A2" office:value-type="string">
            <text:p text:style-name="P2">Delantero</text:p>
          </table:table-cell>
          <table:table-cell table:style-name="Tabla1.E2" office:value-type="string">
            <text:p text:style-name="P2">31222333</text:p>
          </table:table-cell>
        </table:table-row>
        <table:table-row>
          <table:table-cell table:style-name="Tabla1.A2" office:value-type="string">
            <text:p text:style-name="P1">Juan</text:p>
          </table:table-cell>
          <table:table-cell table:style-name="Tabla1.A2" office:value-type="string">
            <text:p text:style-name="P1">Rodriguez</text:p>
          </table:table-cell>
          <table:table-cell table:style-name="Tabla1.A2" office:value-type="string">
            <text:p text:style-name="P1">23</text:p>
          </table:table-cell>
          <table:table-cell table:style-name="Tabla1.A2" office:value-type="string">
            <text:p text:style-name="P1">Defensor</text:p>
          </table:table-cell>
          <table:table-cell table:style-name="Tabla1.E2" office:value-type="string">
            <text:p text:style-name="P1">30222444</text:p>
          </table:table-cell>
        </table:table-row>
        <table:table-row>
          <table:table-cell table:style-name="Tabla1.A2" office:value-type="string">
            <text:p text:style-name="P1">Jos<text:span text:style-name="T2">e</text:span></text:p>
          </table:table-cell>
          <table:table-cell table:style-name="Tabla1.A2" office:value-type="string">
            <text:p text:style-name="P1">Sanchez</text:p>
          </table:table-cell>
          <table:table-cell table:style-name="Tabla1.A2" office:value-type="string">
            <text:p text:style-name="P3">25</text:p>
          </table:table-cell>
          <table:table-cell table:style-name="Tabla1.A2" office:value-type="string">
            <text:p text:style-name="P1">Arquero</text:p>
          </table:table-cell>
          <table:table-cell table:style-name="Tabla1.E2" office:value-type="string">
            <text:p text:style-name="P1">29444333</text:p>
          </table:table-cell>
        </table:table-row>
      </table:table>
      <text:p text:style-name="P1"/>
      <text:p text:style-name="P1">Nota: Implementé un script en el sistema de base de datos MySQL en la cual no tuve en cuenta, como aquí, los acentos ni los puntos en el campo DNI.</text:p>
      <text:p text:style-name="P1"/>
      <text:p text:style-name="P1"><text:s/>-Indicar los nombres que propone para los campos</text:p>
      <text:p text:style-name="P1"><text:s/>Los nombres de los campos son "nombre", "apellido", "edad", "posicion" (sin acento) y "dni"</text:p>
      <text:p text:style-name="P1"/>
      <text:p text:style-name="P1"><text:s/>-Indicar el nombre que propone para la tabla</text:p>
      <text:p text:style-name="P1"><text:s/>El nombre de la tabla es "datos_futbolistas" y el de la db es "futbolistas"</text:p>
      <text:p text:style-name="P1"/>
      <text:p text:style-name="P1">Se implementó la base de datos en un script de My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8-31T17:56:49.959349099</dc:date>
    <meta:editing-duration>PT9M11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1" meta:paragraph-count="39" meta:word-count="169" meta:character-count="1009" meta:non-whitespace-character-count="868"/>
  </office:meta>
</office:document-meta>
</file>